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P2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3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4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5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</office:automatic-styles>
  <office:body>
    <office:text text:use-soft-page-breaks="true">
      <text:p text:style-name="P1">Type I, II or III<text:line-break/><text:line-break/>Complete the Conditional Sentences. Decide whether to use Type I, II or III.<text:line-break/><text:line-break/>1. If I had time, I ______shopping with you.(would go/go)<text:line-break/><text:line-break/>2.If you _______ English, you will get along with them<text:s/>perfectly.(speak/has spoken)<text:line-break/><text:line-break/>3.If they had gone for a walk, they ________the lights off.(would have turned/<text:line-break/><text:line-break/>4.If she ______to see us, we will go to the zoo.(  will come /comes)<text:line-break/><text:line-break/>5.I would have told you, if I ______him.( would see /had seen)<text:line-break/><text:line-break/>6.Would you<text:s/>mind if I ______the window?(opened/<text:line-break/><text:line-break/>7.If they _______me, I wouldn't have said no.( invites /had invited)<text:line-break/><text:line-break/>8.My friend ______me at the station if he gets the afternoon off.(will meet/ would meet )<text:line-break/><text:line-break/>9.If I ______it, nobody would do it.(didn't do/<text:s/>hadn’t<text:s/>done<text:s/>)<text:line-break/><text:line-break/>10.If my father______ me up, I'll take the bus home.(doesn't pick/ hadn't picked )<text:line-break/><text:line-break/><text:line-break/><text:span text:style-name="StrongEmphasis">Body Languages</text:span><text:line-break/>Ques-&gt; What is Body Language?<text:line-break/>Ans-&gt; Body Language is a process of communication through non verbal signals.<text:line-break/>It includes :-<text:line-break/>1. Posture<text:line-break/>2. Facial Expressions<text:line-break/>3.Gestures &amp; more<text:line-break/><text:line-break/>It varies from culture to culture but we immediately read body lang &amp; interpret it as some expressions of moods, feelings or attentions<text:line-break/></text:p>
      <text:p text:style-name="P2">1. open body lang - high power</text:p>
      <text:p text:style-name="P3">2. closed body lang - low power</text:p>
      <text:p text:style-name="P4"/>
      <text:p text:style-name="P5">next picture they have come for an interview </text:p>
      <text:p text:style-name="Textbody"><text:line-break/><text:line-break/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author-a-z67zcedz86z95z81zz122zdcaaz83zid" style:display-name="author-a-z67zcedz86z95z81zz122zdcaaz83zid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37in" fo:margin-left="0.7875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96b41414</dc:title>
    <meta:initial-creator>Etherpad</meta:initial-creator>
    <dc:creator>SHIVAM SINGH</dc:creator>
    <meta:creation-date>2021-02-24T05:58:00Z</meta:creation-date>
    <dc:date>2021-02-24T06:30:00Z</dc:date>
    <meta:template xlink:href="Normal" xlink:type="simple"/>
    <meta:editing-cycles>2</meta:editing-cycles>
    <meta:editing-duration>PT1920S</meta:editing-duration>
    <meta:document-statistic meta:page-count="1" meta:paragraph-count="2" meta:word-count="187" meta:character-count="1252" meta:row-count="8" meta:non-whitespace-character-count="1067"/>
  </office:meta>
</office:document-meta>
</file>